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heduling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4.523632343" calcext:value-type="float">
            <text:p>4,523632343</text:p>
          </table:table-cell>
          <table:table-cell/>
        </table:table-row>
        <table:table-row table:style-name="ro1">
          <table:table-cell office:value-type="string" calcext:value-type="string">
            <text:p>static,1</text:p>
          </table:table-cell>
          <table:table-cell office:value-type="float" office:value="4.525714934" calcext:value-type="float">
            <text:p>4,525714934</text:p>
          </table:table-cell>
          <table:table-cell/>
        </table:table-row>
        <table:table-row table:style-name="ro1">
          <table:table-cell office:value-type="string" calcext:value-type="string">
            <text:p>Static, 16</text:p>
          </table:table-cell>
          <table:table-cell office:value-type="float" office:value="2.904205803" calcext:value-type="float">
            <text:p>2,904205803</text:p>
          </table:table-cell>
          <table:table-cell/>
        </table:table-row>
        <table:table-row table:style-name="ro1">
          <table:table-cell office:value-type="string" calcext:value-type="string">
            <text:p>Static, 8</text:p>
          </table:table-cell>
          <table:table-cell office:value-type="float" office:value="3.015501234" calcext:value-type="float">
            <text:p>3,015501234</text:p>
          </table:table-cell>
          <table:table-cell/>
        </table:table-row>
        <table:table-row table:style-name="ro1">
          <table:table-cell office:value-type="string" calcext:value-type="string">
            <text:p>dynamic</text:p>
          </table:table-cell>
          <table:table-cell office:value-type="float" office:value="2.969250847" calcext:value-type="float">
            <text:p>2,969250847</text:p>
          </table:table-cell>
          <table:table-cell/>
        </table:table-row>
        <table:table-row table:style-name="ro1">
          <table:table-cell office:value-type="string" calcext:value-type="string">
            <text:p>dynamic,1</text:p>
          </table:table-cell>
          <table:table-cell office:value-type="float" office:value="3.014989531" calcext:value-type="float">
            <text:p>3,014989531</text:p>
          </table:table-cell>
          <table:table-cell/>
        </table:table-row>
        <table:table-row table:style-name="ro1">
          <table:table-cell office:value-type="string" calcext:value-type="string">
            <text:p>Dynamic,16</text:p>
          </table:table-cell>
          <table:table-cell office:value-type="float" office:value="2.882166858" calcext:value-type="float">
            <text:p>2,882166858</text:p>
          </table:table-cell>
          <table:table-cell/>
        </table:table-row>
        <table:table-row table:style-name="ro1">
          <table:table-cell office:value-type="string" calcext:value-type="string">
            <text:p>Dynamic,8</text:p>
          </table:table-cell>
          <table:table-cell office:value-type="float" office:value="2.888935211" calcext:value-type="float">
            <text:p>2,888935211</text:p>
          </table:table-cell>
          <table:table-cell/>
        </table:table-row>
        <table:table-row table:style-name="ro1">
          <table:table-cell office:value-type="string" calcext:value-type="string">
            <text:p>guided</text:p>
          </table:table-cell>
          <table:table-cell office:value-type="float" office:value="2.883794676" calcext:value-type="float">
            <text:p>2,883794676</text:p>
          </table:table-cell>
          <table:table-cell/>
        </table:table-row>
        <table:table-row table:style-name="ro1">
          <table:table-cell office:value-type="string" calcext:value-type="string">
            <text:p>guided,1</text:p>
          </table:table-cell>
          <table:table-cell office:value-type="float" office:value="2.879012535" calcext:value-type="float">
            <text:p>2,879012535</text:p>
          </table:table-cell>
          <table:table-cell/>
        </table:table-row>
        <table:table-row table:style-name="ro1">
          <table:table-cell office:value-type="string" calcext:value-type="string">
            <text:p>Guided,25000000</text:p>
          </table:table-cell>
          <table:table-cell office:value-type="float" office:value="27.355332068" calcext:value-type="float">
            <text:p>27,355332068</text:p>
          </table:table-cell>
          <table:table-cell/>
        </table:table-row>
        <table:table-row table:style-name="ro1">
          <table:table-cell office:value-type="string" calcext:value-type="string">
            <text:p>Guided,12500000</text:p>
          </table:table-cell>
          <table:table-cell office:value-type="float" office:value="17.671457888" calcext:value-type="float">
            <text:p>17,67145788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0:30:16.563368679</meta:creation-date>
    <dc:date>2018-12-10T20:38:32.838288406</dc:date>
    <meta:editing-duration>PT8M17S</meta:editing-duration>
    <meta:editing-cycles>2</meta:editing-cycles>
    <meta:generator>LibreOffice/5.4.7.2$Linux_X86_64 LibreOffice_project/40$Build-2</meta:generator>
    <meta:document-statistic meta:table-count="1" meta:cell-count="26" meta:object-count="0"/>
  </office:meta>
</office:document-meta>
</file>